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2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0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Răspunsuri_20_la_20_formular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ăspunsuri la formula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column table:style-name="co5" table:number-columns-repeated="960" table:default-cell-style-name="Default"/>
        <table:table-row table:style-name="ro1">
          <table:table-cell table:style-name="ce1" office:value-type="string">
            <text:p>Marcaj de timp</text:p>
          </table:table-cell>
          <table:table-cell table:style-name="ce1" office:value-type="string">
            <text:p>Scor</text:p>
          </table:table-cell>
          <table:table-cell table:style-name="ce1" office:value-type="string">
            <text:p>Idenificati-va, dar respectand stict modelul: cl.12D, Popescu Gabriel(a), 072 777 7777 *</text:p>
          </table:table-cell>
          <table:table-cell table:style-name="ce1" office:value-type="string">
            <text:p>1) Cine, cat si cand a determinat c-viteza luminii, cea mai apropiata de valoarea actuala, c~3.10^8 m/s ? * [Galilea Galilei, 1632, prin metoda/exp.celor doua felinare]</text:p>
          </table:table-cell>
          <table:table-cell table:style-name="ce1" office:value-type="string">
            <text:p>1) Cine, cat si cand a determinat c-viteza luminii, cea mai apropiata de valoarea actuala, c~3.10^8 m/s ? * [Olaf Romer, 1676, din observatii astronomice]</text:p>
          </table:table-cell>
          <table:table-cell table:style-name="ce1" office:value-type="string">
            <text:p>1) Cine, cat si cand a determinat c-viteza luminii, cea mai apropiata de valoarea actuala, c~3.10^8 m/s ? * [H.L.Fizeau, 1849, utilizand montajul optic cu oglinda.semitransparenta si roata dintata, c~315 300+-500 Km/s]</text:p>
          </table:table-cell>
          <table:table-cell table:style-name="ce1" office:value-type="string">
            <text:p>1) Cine, cat si cand a determinat c-viteza luminii, cea mai apropiata de valoarea actuala, c~3.10^8 m/s ? * [L.Foucault, 1850, inlocuind roata dintata cu oglinda hexagonala rotitoare in montajul lui Fizeau, atat in aer si in tuburile cu apa]</text:p>
          </table:table-cell>
          <table:table-cell table:style-name="ce1" office:value-type="string">
            <text:p>1) Cine, cat si cand a determinat c-viteza luminii, cea mai apropiata de valoarea actuala, c~3.10^8 m/s ? * [Albert Mikelson, 1881, cu acelas tip de dispozitiv dar pe distanta marita la D=35.5Km, gasind c~299 796 +-4Km]</text:p>
          </table:table-cell>
          <table:table-cell table:style-name="ce1" office:value-type="string">
            <text:p>1) Cine, cat si cand a determinat c-viteza luminii, cea mai apropiata de valoarea actuala, c~3.10^8 m/s ? * [Albert Mikelson, 1923, cu utilizand Interferometrul construit si apoi perfectional impreuna cu Morley, pe distanta D=11m, gasind c~299 774 +-2Km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are caracter absolut in orice SRI in sens clasic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are caracter relativ, depinzand de SRI in TRR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se dilata in orice SRI-fix ca in Paradoxul gemenilor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se contracta in orice SRI-mobil relativist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este universal nu depinde de SRI si nici de viteza de miscare]</text:p>
          </table:table-cell>
          <table:table-cell table:style-name="ce1" office:value-type="string">
            <text:p>2) Idenificati caracterul alocat timpului si duratei in sens clasic, dar si in TRR-teoria relativitatii restranse, bifand Adevarat/Fals pe coloana corespunzatoare pentru fiecare dintre expresiile ce urmeaza: * [timpul este reversivil si putem calatori in timp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ncipiul inertiei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ncipiul doi sau legea fortei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cipiul constantei vitezei luminii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ncipiul superpozitiei fortelor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ncipiul relativitatii restranse]</text:p>
          </table:table-cell>
          <table:table-cell table:style-name="ce1" office:value-type="string">
            <text:p>3) Idenificati denumirile celor doua principii ale lui A.Einstein pentru TRR bifand Adevarat/Fals pe coloana corespunzatoare pentru fiecare dintre expresiile urmatoare: * [principiul actiunii si reactiunii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contractia lungimilor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dilatarea lungimilor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contractia duratelor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evenimentele sunt simultane in orice SRI-mobil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dilatarea duratelor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nu sunt afectate duratele si nici lungimile la vitezele relativiste]</text:p>
          </table:table-cell>
          <table:table-cell table:style-name="ce1" office:value-type="string">
            <text:p>4) Idenificati consecintele postulatelor/principiilor lui A.Einstein pentru TRR, bifand Adevarat/Fals pe coloana corespunzatoare pentru fiecare dintre expresiile urmatoare: * [relativitatea simultaneitatii evenimentelor in doua SRI-diferite]</text:p>
          </table:table-cell>
          <table:table-cell table:style-name="ce1" office:value-type="string">
            <text:p>5) Idenificati doar setul expresiilor corecte pentru transformarile Galilei insotite de legile de compunere ale vitezelor, acceleratiilor si fortelor in mecanica clasica la trecerea din SRI'-mobil spre SRI-fix, bifand Adevarat/Fals pe coloana corespunzatoare pentru fiecare dintre seturile urmatoare: * [r = r' - Vo.t, V = Vo + V', a = a', F &gt; F']</text:p>
          </table:table-cell>
          <table:table-cell table:style-name="ce1" office:value-type="string">
            <text:p>5) Idenificati doar setul expresiilor corecte pentru transformarile Galilei insotite de legile de compunere ale vitezelor, acceleratiilor si fortelor in mecanica clasica la trecerea din SRI'-mobil spre SRI-fix, bifand Adevarat/Fals pe coloana corespunzatoare pentru fiecare dintre seturile urmatoare: * [r = r' - Vo.t, V = Vo - V', a = a', F = F']</text:p>
          </table:table-cell>
          <table:table-cell table:style-name="ce1" office:value-type="string">
            <text:p>5) Idenificati doar setul expresiilor corecte pentru transformarile Galilei insotite de legile de compunere ale vitezelor, acceleratiilor si fortelor in mecanica clasica la trecerea din SRI'-mobil spre SRI-fix, bifand Adevarat/Fals pe coloana corespunzatoare pentru fiecare dintre seturile urmatoare: * [r = r' + Vo.t, V = Vo + V', a = a', F = F']</text:p>
          </table:table-cell>
          <table:table-cell table:style-name="ce1" office:value-type="string">
            <text:p>5) Idenificati doar setul expresiilor corecte pentru transformarile Galilei insotite de legile de compunere ale vitezelor, acceleratiilor si fortelor in mecanica clasica la trecerea din SRI'-mobil spre SRI-fix, bifand Adevarat/Fals pe coloana corespunzatoare pentru fiecare dintre seturile urmatoare: * [r = r' + Vo.t, V = Vo + V', a &lt; a', F &lt; F']</text:p>
          </table:table-cell>
          <table:table-cell table:style-name="ce1" office:value-type="string">
            <text:p>5) Idenificati doar setul expresiilor corecte pentru transformarile Galilei insotite de legile de compunere ale vitezelor, acceleratiilor si fortelor in mecanica clasica la trecerea din SRI'-mobil spre SRI-fix, bifand Adevarat/Fals pe coloana corespunzatoare pentru fiecare dintre seturile urmatoare: * [r = r' - Vo.t, V = Vo + V', a &gt; a', F &lt; F'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(x' + V t' )/ k , y = y', z = z', t = (t' - x'V/c^2)/k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(x' + V t' )/ k , y = y', z = z', t = (t' + x'V/c^2)/k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(x' - V t' )/ k , y = y', z = z', t = (t' + x'V/c^2)/k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(x' - V t' )/ k , y = y', z = z', t = (t' - x'V/c^2)/k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x'/k , y = y', z = z', t = (t' + V^2/c^2)]</text:p>
          </table:table-cell>
          <table:table-cell table:style-name="ce1" office:value-type="string">
            <text:p>6) Idenificati doar setul expresiilor corecte pentru transformarile Lorentz de coordona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x = (x' + V t' )/ k , y = y', z = z', t = t']</text:p>
          </table:table-cell>
          <table:table-cell table:style-name="ce1" office:value-type="string">
            <text:p>7) Idenificati doar setul expresiilor corecte pentru compunerea vitezelor relativis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Vx=(Vx'-V)/(1+V.V'x/c^2), Vy=V'y.k/(1-V.V'x/c^2), Vz=V'z.k/(1+V.V'x/c^2)]</text:p>
          </table:table-cell>
          <table:table-cell table:style-name="ce1" office:value-type="string">
            <text:p>7) Idenificati doar setul expresiilor corecte pentru compunerea vitezelor relativis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Vx=(Vx'+V)/(1-V.V'x/c^2), Vy=V'y.k/(1-V.V'x/c^2), Vz=V'z.k/(1+V.V'x/c^2)]</text:p>
          </table:table-cell>
          <table:table-cell table:style-name="ce1" office:value-type="string">
            <text:p>7) Idenificati doar setul expresiilor corecte pentru compunerea vitezelor relativis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Vx=(Vx'+V)/(1+V.V'x/c^2), Vy=V'y.k/(1+V.V'x/c^2), Vz=V'z.k/(1+V.V'x/c^2)]</text:p>
          </table:table-cell>
          <table:table-cell table:style-name="ce1" office:value-type="string">
            <text:p>7) Idenificati doar setul expresiilor corecte pentru compunerea vitezelor relativis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Vx=(Vx'-V)/(1-V.V'x/c^2), Vy=V'y.k/(1-V.V'x/c^2), Vz=V'z.k/(1-V.V'x/c^2)]</text:p>
          </table:table-cell>
          <table:table-cell table:style-name="ce1" office:value-type="string">
            <text:p>7) Idenificati doar setul expresiilor corecte pentru compunerea vitezelor relativiste la trecerea din SRI S'-mobil spre S-fix, bifand Adevarat/Fals pe coloana corespunzatoare pentru fiecare dintre seturile urmatoare: unde S(x, y, z, t)-este SRI-fix si S'(x', y', z', t')-este SRI-mobil, V-este viteza relativista de transprt, iar K = sqr( 1-v^2 / c^2) este radicalul relativist * [Vx=(Vx'-V)/(1-V.V'x/c^2), Vy=V'y.k/(1+V.V'x/c^2), Vz=V'z.k/(1-V.V'x/c^2)]</text:p>
          </table:table-cell>
          <table:table-cell table:style-name="ce1" office:value-type="string">
            <text:p>8) Idenificati doar setul expresiilor corecte pentru masa de miscare, impulsul relativist si Legea fortei, bifand Adevarat/Fals pe coloana corespunzatoare pentru fiecare dintre seturile urmatoare: unde K=sqr(1-v^2/c^2) este radicalul relativist, iar D-este Delta/variatia marimii ce-i urmeaza * [m=mo/K, p(v)=m.v=mo.v/K, F=-Dp/Dt]</text:p>
          </table:table-cell>
          <table:table-cell table:style-name="ce1" office:value-type="string">
            <text:p>8) Idenificati doar setul expresiilor corecte pentru masa de miscare, impulsul relativist si Legea fortei, bifand Adevarat/Fals pe coloana corespunzatoare pentru fiecare dintre seturile urmatoare: unde K=sqr(1-v^2/c^2) este radicalul relativist, iar D-este Delta/variatia marimii ce-i urmeaza * [m=mo/K, p(v)=m.v=mo.v.K, F=Dp/Dt]</text:p>
          </table:table-cell>
          <table:table-cell table:style-name="ce1" office:value-type="string">
            <text:p>8) Idenificati doar setul expresiilor corecte pentru masa de miscare, impulsul relativist si Legea fortei, bifand Adevarat/Fals pe coloana corespunzatoare pentru fiecare dintre seturile urmatoare: unde K=sqr(1-v^2/c^2) este radicalul relativist, iar D-este Delta/variatia marimii ce-i urmeaza * [m=mo/K, p(v)=m.v=mo.v/K, F=Dp/Dt]</text:p>
          </table:table-cell>
          <table:table-cell table:style-name="ce1" office:value-type="string">
            <text:p>8) Idenificati doar setul expresiilor corecte pentru masa de miscare, impulsul relativist si Legea fortei, bifand Adevarat/Fals pe coloana corespunzatoare pentru fiecare dintre seturile urmatoare: unde K=sqr(1-v^2/c^2) este radicalul relativist, iar D-este Delta/variatia marimii ce-i urmeaza * [m=mo.K, p(v)=m.v=mo.v.K, F=Dp/Dt]</text:p>
          </table:table-cell>
          <table:table-cell table:style-name="ce1" office:value-type="string">
            <text:p>8) Idenificati doar setul expresiilor corecte pentru masa de miscare, impulsul relativist si Legea fortei, bifand Adevarat/Fals pe coloana corespunzatoare pentru fiecare dintre seturile urmatoare: unde K=sqr(1-v^2/c^2) este radicalul relativist, iar D-este Delta/variatia marimii ce-i urmeaza * [m=mo/K, p(v)=m.v=mo/v.K, F=Dp/Dt]</text:p>
          </table:table-cell>
          <table:table-cell table:style-name="ce1" office:value-type="string">
            <text:p>9) Idenificati doar setul expresiilor corecte pentru E-energia de miscare, Eo-energia de repaus, Ec-energia cinetica relativista, ecuatia energie-impuls si Dm-defectul de masa, bifand Adevarat/Fals pe coloana corespunzatoare pentru fiecare dintre seturile urmatoare: unde D-este Delta, iar sqr * [E=Eo-Ec, mc^2=mo.c^2-Ec, E=m.c^2, Eo=mo.c^2, Ec=E-Eo=(m-mo)c^2=Dm.c^2, E^2=(p^2.c^2-mo^2.c^4), Dm=(m-mo)]</text:p>
          </table:table-cell>
          <table:table-cell table:style-name="ce1" office:value-type="string">
            <text:p>9) Idenificati doar setul expresiilor corecte pentru E-energia de miscare, Eo-energia de repaus, Ec-energia cinetica relativista, ecuatia energie-impuls si Dm-defectul de masa, bifand Adevarat/Fals pe coloana corespunzatoare pentru fiecare dintre seturile urmatoare: unde D-este Delta, iar sqr * [E=Eo+Ec, mc^2=mo.c^2+Ec, E=m.c^2, Eo=mo.c^2, Ec=E-Eo=(m-mo)c^2=Dm.c^2, E^2=(p^2.c^2+mo^2.c^4), Dm=(m-mo)]</text:p>
          </table:table-cell>
          <table:table-cell table:style-name="ce1" office:value-type="string">
            <text:p>9) Idenificati doar setul expresiilor corecte pentru E-energia de miscare, Eo-energia de repaus, Ec-energia cinetica relativista, ecuatia energie-impuls si Dm-defectul de masa, bifand Adevarat/Fals pe coloana corespunzatoare pentru fiecare dintre seturile urmatoare: unde D-este Delta, iar sqr * [E=Eo+Ec, mc^2=mo.c^2+Ec, E=m.c^2, Eo=mo.c^2, Ec=E-Eo=(mo-m)c^2=Dm.c^2, E^2=(p^2.c^2+mo^2.c^4), Dm=(mo-m)]</text:p>
          </table:table-cell>
          <table:table-cell table:style-name="ce1" office:value-type="string">
            <text:p>9) Idenificati doar setul expresiilor corecte pentru E-energia de miscare, Eo-energia de repaus, Ec-energia cinetica relativista, ecuatia energie-impuls si Dm-defectul de masa, bifand Adevarat/Fals pe coloana corespunzatoare pentru fiecare dintre seturile urmatoare: unde D-este Delta, iar sqr * [Eo=E+Ec, mc^2=mo.c^2+Ec, E=m.c^2, Eo=mo.c^2, Ec=E0-E=(mo-m)c^2=Dm.c^2, E^2=(p^2.c^2-mo^2.c^4), Dm=(m-mo)]</text:p>
          </table:table-cell>
          <table:table-cell table:style-name="ce1" office:value-type="string">
            <text:p>9) Idenificati doar setul expresiilor corecte pentru E-energia de miscare, Eo-energia de repaus, Ec-energia cinetica relativista, ecuatia energie-impuls si Dm-defectul de masa, bifand Adevarat/Fals pe coloana corespunzatoare pentru fiecare dintre seturile urmatoare: unde D-este Delta, iar sqr * [E=Eo+Ec, mo.c^2=m.c^2+Ec, E=m.c^2, Eo=mo.c^2, Ec=Eo-E=(mo-m)c^2=Dm.c^2, E^2=(p^2.c^2-mo^2.c^4), Dm=(m-mo)]</text:p>
          </table:table-cell>
          <table:table-cell table:style-name="ce1" office:value-type="string">
            <text:p>10)Pb. Intr-o racheta de lungime (L'o=100m), care se indeparteaza pe Ox fata de Pamant, cu viteza (V=0.8c), are loc un eveniment/lansarea unui proiectil de masa (mo=0.2Kg) in timpul (t'=30min.) cu viteza relativa (V'x= 0.6c), observate de la baza/sol. Care vor fi lungimea navei (L=?), viteza proiectilului (Vx=?), masa lui de miscare(m=?) si durata lansarii proiectilului (t=?), percepute la sol, bifand Adevarat/Fals pe coloana corespunzatoare pentru fiecare dintre seturile urmatoare: [L=80m, Vx=0.325c, m=0.333Kg, t= 25 min]</text:p>
          </table:table-cell>
          <table:table-cell table:style-name="ce1" office:value-type="string">
            <text:p>10)Pb. Intr-o racheta de lungime (L'o=100m), care se indeparteaza pe Ox fata de Pamant, cu viteza (V=0.8c), are loc un eveniment/lansarea unui proiectil de masa (mo=0.2Kg) in timpul (t'=30min.) cu viteza relativa (V'x= 0.6c), observate de la baza/sol. Care vor fi lungimea navei (L=?), viteza proiectilului (Vx=?), masa lui de miscare(m=?) si durata lansarii proiectilului (t=?), percepute la sol, bifand Adevarat/Fals pe coloana corespunzatoare pentru fiecare dintre seturile urmatoare: [L=133m, Vx=0.325c, m=0.333Kg, t= 33 min]</text:p>
          </table:table-cell>
          <table:table-cell table:style-name="ce1" office:value-type="string">
            <text:p>10)Pb. Intr-o racheta de lungime (L'o=100m), care se indeparteaza pe Ox fata de Pamant, cu viteza (V=0.8c), are loc un eveniment/lansarea unui proiectil de masa (mo=0.2Kg) in timpul (t'=30min.) cu viteza relativa (V'x= 0.6c), observate de la baza/sol. Care vor fi lungimea navei (L=?), viteza proiectilului (Vx=?), masa lui de miscare(m=?) si durata lansarii proiectilului (t=?), percepute la sol, bifand Adevarat/Fals pe coloana corespunzatoare pentru fiecare dintre seturile urmatoare: [L=60m, Vx=0.325c, m=0.333Kg, t= 50 min]</text:p>
          </table:table-cell>
          <table:table-cell table:style-name="ce4" office:value-type="string">
            <text:p>Adresă de e-mail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3T20:00:55.590001">
            <text:p>11/13/2020 20:00:56</text:p>
          </table:table-cell>
          <table:table-cell table:style-name="ce3" office:value-type="float" office:value="83">
            <text:p>83 / 101</text:p>
          </table:table-cell>
          <table:table-cell table:style-name="ce4" office:value-type="string">
            <text:p>cl.12D, Badescu Ana Maria ,0764055982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na.maria.badesc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7:06:44.6">
            <text:p>11/15/2020 17:06:45</text:p>
          </table:table-cell>
          <table:table-cell table:style-name="ce3" office:value-type="float" office:value="62">
            <text:p>62 / 101</text:p>
          </table:table-cell>
          <table:table-cell table:style-name="ce4" office:value-type="string">
            <text:p>cl.12D, Borș Viorel Laurențiu 0723973391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viorel.laurentiu.bors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3:50:04.55">
            <text:p>11/15/2020 13:50:05</text:p>
          </table:table-cell>
          <table:table-cell table:style-name="ce3" office:value-type="float" office:value="65">
            <text:p>65 / 101</text:p>
          </table:table-cell>
          <table:table-cell table:style-name="ce4" office:value-type="string">
            <text:p>cl.12D, Bunea George-Mirel, 0726947363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george.mirel.bune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23:35:10.79">
            <text:p>11/15/2020 23:35:11</text:p>
          </table:table-cell>
          <table:table-cell table:style-name="ce3" office:value-type="float" office:value="71">
            <text:p>71 / 101</text:p>
          </table:table-cell>
          <table:table-cell table:style-name="ce4" office:value-type="string">
            <text:p>cl.12D, Buzarna Costin, 0767520647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costin.dumitru.buzarn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6:01:46.03">
            <text:p>11/15/2020 16:01:46</text:p>
          </table:table-cell>
          <table:table-cell table:style-name="ce3" office:value-type="float" office:value="86">
            <text:p>86 / 101</text:p>
          </table:table-cell>
          <table:table-cell table:style-name="ce4" office:value-type="string">
            <text:p>cl.12D, Constantin Robert-Stefan, 0799931538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robert.stefan.constantin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4:43:34.13">
            <text:p>11/15/2020 14:43:34</text:p>
          </table:table-cell>
          <table:table-cell table:style-name="ce3" office:value-type="float" office:value="93">
            <text:p>93 / 101</text:p>
          </table:table-cell>
          <table:table-cell table:style-name="ce4" office:value-type="string">
            <text:p>cl.12D, Demeter Calin, 0743 279 038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calin.george.demeter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4:47:49.18">
            <text:p>11/15/2020 14:47:49</text:p>
          </table:table-cell>
          <table:table-cell table:style-name="ce3" office:value-type="float" office:value="87">
            <text:p>87 / 101</text:p>
          </table:table-cell>
          <table:table-cell table:style-name="ce4" office:value-type="string">
            <text:p>cl.12D, Dobre Ana-Maria, 0770554989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na.maria.dobre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9:05:12.32">
            <text:p>11/15/2020 19:05:12</text:p>
          </table:table-cell>
          <table:table-cell table:style-name="ce3" office:value-type="float" office:value="86">
            <text:p>86 / 101</text:p>
          </table:table-cell>
          <table:table-cell table:style-name="ce4" office:value-type="string">
            <text:p>cl.12D, Farcas Anton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nton.farcas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9:04:17.68">
            <text:p>11/15/2020 19:04:18</text:p>
          </table:table-cell>
          <table:table-cell table:style-name="ce3" office:value-type="float" office:value="100">
            <text:p>100 / 101</text:p>
          </table:table-cell>
          <table:table-cell table:style-name="ce4" office:value-type="string">
            <text:p>cl.12D, Iancu Pavel-Ionut 077 330 1495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pavel.ionut.ianc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23:58:52.930001">
            <text:p>11/15/2020 23:58:53</text:p>
          </table:table-cell>
          <table:table-cell table:style-name="ce3" office:value-type="float" office:value="73">
            <text:p>73 / 101</text:p>
          </table:table-cell>
          <table:table-cell table:style-name="ce4" office:value-type="string">
            <text:p>cl.12D, Iorga Ana Maria, 0768362844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na.maria.iorg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3T16:19:10.58">
            <text:p>11/13/2020 16:19:11</text:p>
          </table:table-cell>
          <table:table-cell table:style-name="ce3" office:value-type="float" office:value="90">
            <text:p>90 / 101</text:p>
          </table:table-cell>
          <table:table-cell table:style-name="ce4" office:value-type="string">
            <text:p>cl.12D, Ivan Mihai Ionut, 0735954397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mihai.ionut.ivan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4T23:59:15.12">
            <text:p>11/14/2020 23:59:15</text:p>
          </table:table-cell>
          <table:table-cell table:style-name="ce3" office:value-type="float" office:value="62">
            <text:p>62 / 101</text:p>
          </table:table-cell>
          <table:table-cell table:style-name="ce4" office:value-type="string">
            <text:p>cl.12D, Lupașcu Maria-Beatrix, 0774452597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maria.beatrix.lupasc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23:58:39.72">
            <text:p>11/15/2020 23:58:40</text:p>
          </table:table-cell>
          <table:table-cell table:style-name="ce3" office:value-type="float" office:value="63">
            <text:p>63 / 101</text:p>
          </table:table-cell>
          <table:table-cell table:style-name="ce4" office:value-type="string">
            <text:p>cl.12D, Mahfouz Ali, 0724466784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li.karim.mahfouz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4T21:44:19.75">
            <text:p>11/14/2020 21:44:20</text:p>
          </table:table-cell>
          <table:table-cell table:style-name="ce3" office:value-type="float" office:value="91">
            <text:p>91 / 101</text:p>
          </table:table-cell>
          <table:table-cell table:style-name="ce4" office:value-type="string">
            <text:p>cl.12D, Maioru Cristina Angela, 0734 507 18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cristina.angela.maior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4T18:42:40.05">
            <text:p>11/14/2020 18:42:40</text:p>
          </table:table-cell>
          <table:table-cell table:style-name="ce3" office:value-type="float" office:value="80">
            <text:p>80 / 101</text:p>
          </table:table-cell>
          <table:table-cell table:style-name="ce4" office:value-type="string">
            <text:p>cl.12D, Matei Ionut Marian,0799 190 052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ionut.marian.matei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3T20:00:58.56">
            <text:p>11/13/2020 20:00:59</text:p>
          </table:table-cell>
          <table:table-cell table:style-name="ce3" office:value-type="float" office:value="87">
            <text:p>87 / 101</text:p>
          </table:table-cell>
          <table:table-cell table:style-name="ce4" office:value-type="string">
            <text:p>cl.12D, Neagu Eliza, 0771015840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eliza.neag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8:39:11.49">
            <text:p>11/15/2020 18:39:11</text:p>
          </table:table-cell>
          <table:table-cell table:style-name="ce3" office:value-type="float" office:value="85">
            <text:p>85 / 101</text:p>
          </table:table-cell>
          <table:table-cell table:style-name="ce4" office:value-type="string">
            <text:p>cl.12D, Niculae Bogdan Florin, 0734382543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bogdan.florin.niculae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4:17:19.07">
            <text:p>11/15/2020 14:17:19</text:p>
          </table:table-cell>
          <table:table-cell table:style-name="ce3" office:value-type="float" office:value="100">
            <text:p>100 / 101</text:p>
          </table:table-cell>
          <table:table-cell table:style-name="ce4" office:value-type="string">
            <text:p>cl.12D, Oancea Adriana, 0720204422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riana.maria.oance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8:25:44.29">
            <text:p>11/15/2020 18:25:44</text:p>
          </table:table-cell>
          <table:table-cell table:style-name="ce3" office:value-type="float" office:value="85">
            <text:p>85 / 101</text:p>
          </table:table-cell>
          <table:table-cell table:style-name="ce4" office:value-type="string">
            <text:p>cl.12D, Pașol Camelia Cristina, 073 415 8029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camelia.cristina.pasol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4:46:01.440001">
            <text:p>11/15/2020 14:46:01</text:p>
          </table:table-cell>
          <table:table-cell table:style-name="ce3" office:value-type="float" office:value="100">
            <text:p>100 / 101</text:p>
          </table:table-cell>
          <table:table-cell table:style-name="ce4" office:value-type="string">
            <text:p>cl.12D, Predica Maria 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maria.ioana.predic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4T22:13:31.679999">
            <text:p>11/14/2020 22:13:32</text:p>
          </table:table-cell>
          <table:table-cell table:style-name="ce3" office:value-type="float" office:value="88">
            <text:p>88 / 101</text:p>
          </table:table-cell>
          <table:table-cell table:style-name="ce4" office:value-type="string">
            <text:p>cl.12D, Stănescu Daniel 0724 679 094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daniel.stanesc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4:11:58.82">
            <text:p>11/15/2020 14:11:59</text:p>
          </table:table-cell>
          <table:table-cell table:style-name="ce3" office:value-type="float" office:value="93">
            <text:p>93 / 101</text:p>
          </table:table-cell>
          <table:table-cell table:style-name="ce4" office:value-type="string">
            <text:p>cl.12D, Trâncă Alexandra, 07654332133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georgiana.alexandra.tranca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5T18:42:13.06">
            <text:p>11/15/2020 18:42:13</text:p>
          </table:table-cell>
          <table:table-cell table:style-name="ce3" office:value-type="float" office:value="94">
            <text:p>94 / 101</text:p>
          </table:table-cell>
          <table:table-cell table:style-name="ce4" office:value-type="string">
            <text:p>cl.12D, Ungureanu Maria-Zoe, 0756597071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maria.zoe.ungureanu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1-16T22:52:14.69">
            <text:p>11/16/2020 22:52:15</text:p>
          </table:table-cell>
          <table:table-cell table:style-name="ce3" office:value-type="float" office:value="80">
            <text:p>80 / 101</text:p>
          </table:table-cell>
          <table:table-cell table:style-name="ce4" office:value-type="string">
            <text:p>cl.12D, Mincef Rober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robert.marius.mincef@liceulstefanodobleja.ro</text:p>
          </table:table-cell>
          <table:table-cell table:number-columns-repeated="966"/>
        </table:table-row>
        <table:table-row table:style-name="ro1">
          <table:table-cell table:style-name="ce2" office:value-type="date" office:date-value="2020-12-06T19:13:53.18">
            <text:p>12/6/2020 19:13:53</text:p>
          </table:table-cell>
          <table:table-cell table:style-name="ce3" office:value-type="string">
            <text:p>99//89/101</text:p>
          </table:table-cell>
          <table:table-cell table:style-name="ce4" office:value-type="string">
            <text:p>cl.12D, CRETU Maria Elena, 0760556946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Fals</text:p>
          </table:table-cell>
          <table:table-cell table:style-name="ce4" office:value-type="string">
            <text:p>Adevarat</text:p>
          </table:table-cell>
          <table:table-cell table:style-name="ce4" office:value-type="string">
            <text:p>maria.elena.cretu@liceulstefanodobleja.ro</text:p>
          </table:table-cell>
          <table:table-cell table:number-columns-repeated="96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87//79</text:p>
          </table:table-cell>
          <table:table-cell table:style-name="ce4" office:value-type="string">
            <text:p>cl.12D, Daescu Toma, 4073754505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2/88</text:p>
          </table:table-cell>
          <table:table-cell table:style-name="ce4" office:value-type="string">
            <text:p>cl.12D, Tuclea Andreea Corin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8//54</text:p>
          </table:table-cell>
          <table:table-cell table:style-name="ce4" office:value-type="string">
            <text:p>cl.12D, RUPA Alexandru (nou)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2">
      <number:number number:decimal-places="0" number:min-integer-digits="1"/>
      <number:text> / 101</number:text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18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ăspunsuri_20_la_20_formular_20_1" style:display-name="PageStyle_Răspunsuri la formula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21-03-24T18:58:04.02</dc:date>
    <dc:creator>Nicolaie STEFAN</dc:creator>
    <meta:editing-duration>PT38M59S</meta:editing-duration>
    <meta:editing-cycles>1</meta:editing-cycles>
    <meta:document-statistic meta:table-count="1" meta:cell-count="1514" meta:object-count="0"/>
  </office:meta>
</office:document-meta>
</file>